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528in"/>
    </style:style>
    <style:style style:name="co2" style:family="table-column">
      <style:table-column-properties fo:break-before="auto" style:column-width="1.9728in"/>
    </style:style>
    <style:style style:name="co3" style:family="table-column">
      <style:table-column-properties fo:break-before="auto" style:column-width="1.2728in"/>
    </style:style>
    <style:style style:name="co4" style:family="table-column">
      <style:table-column-properties fo:break-before="auto" style:column-width="0.939in"/>
    </style:style>
    <style:style style:name="co5" style:family="table-column">
      <style:table-column-properties fo:break-before="auto" style:column-width="0.7425in"/>
    </style:style>
    <style:style style:name="co6" style:family="table-column">
      <style:table-column-properties fo:break-before="auto" style:column-width="1.6819in"/>
    </style:style>
    <style:style style:name="co7" style:family="table-column">
      <style:table-column-properties fo:break-before="auto" style:column-width="0.8098in"/>
    </style:style>
    <style:style style:name="co8" style:family="table-column">
      <style:table-column-properties fo:break-before="auto" style:column-width="1.889in"/>
    </style:style>
    <style:style style:name="co9" style:family="table-column">
      <style:table-column-properties fo:break-before="auto" style:column-width="1.022in"/>
    </style:style>
    <style:style style:name="co10" style:family="table-column">
      <style:table-column-properties fo:break-before="auto" style:column-width="0.4516in"/>
    </style:style>
    <style:style style:name="co11" style:family="table-column">
      <style:table-column-properties fo:break-before="auto" style:column-width="1.539in"/>
    </style:style>
    <style:style style:name="co12" style:family="table-column">
      <style:table-column-properties fo:break-before="auto" style:column-width="0.6236in"/>
    </style:style>
    <style:style style:name="co13" style:family="table-column">
      <style:table-column-properties fo:break-before="auto" style:column-width="0.6929in"/>
    </style:style>
    <style:style style:name="co14" style:family="table-column">
      <style:table-column-properties fo:break-before="auto" style:column-width="1.9508in"/>
    </style:style>
    <style:style style:name="co15" style:family="table-column">
      <style:table-column-properties fo:break-before="auto" style:column-width="1.1756in"/>
    </style:style>
    <style:style style:name="co16" style:family="table-column">
      <style:table-column-properties fo:break-before="auto" style:column-width="1.1654in"/>
    </style:style>
    <style:style style:name="co17" style:family="table-column">
      <style:table-column-properties fo:break-before="auto" style:column-width="0.8071in"/>
    </style:style>
    <style:style style:name="co1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3.5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5" style:family="table-cell" style:parent-style-name="Default">
      <style:table-cell-properties fo:background-color="#00ff00"/>
      <style:text-properties style:use-window-font-color="tru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Properties report</text:p>
          </table:table-cell>
          <table:table-cell table:number-columns-repeated="3"/>
          <table:table-cell table:style-name="Default" table:number-columns-repeated="4"/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Part Number + Version</text:p>
          </table:table-cell>
          <table:table-cell office:value-type="string">
            <text:p>Part Identifier</text:p>
          </table:table-cell>
          <table:table-cell office:value-type="string">
            <text:p>Description</text:p>
          </table:table-cell>
          <table:table-cell office:value-type="string">
            <text:p>Manufacturer</text:p>
          </table:table-cell>
          <table:table-cell table:style-name="Default" office:value-type="string">
            <text:p>Other ID</text:p>
          </table:table-cell>
          <table:table-cell table:style-name="Default" office:value-type="string">
            <text:p>Status</text:p>
          </table:table-cell>
          <table:table-cell table:style-name="Default" office:value-type="string">
            <text:p>Location</text:p>
          </table:table-cell>
          <table:table-cell table:style-name="Default" office:value-type="string">
            <text:p>Top parent slot</text:p>
          </table:table-cell>
          <table:table-cell office:value-type="string">
            <text:p>Hardware Request ID</text:p>
          </table:table-cell>
          <table:table-cell office:value-type="string">
            <text:p>Ethernet Address</text:p>
          </table:table-cell>
          <table:table-cell table:style-name="Default" office:value-type="string">
            <text:p>PCB ID</text:p>
          </table:table-cell>
          <table:table-cell office:value-type="string">
            <text:p>EP No</text:p>
          </table:table-cell>
          <table:table-cell office:value-type="string">
            <text:p>Order No</text:p>
          </table:table-cell>
          <table:table-cell office:value-type="string">
            <text:p>Owner</text:p>
          </table:table-cell>
          <table:table-cell office:value-type="string">
            <text:p>Storage Location</text:p>
          </table:table-cell>
          <table:table-cell table:style-name="Default" office:value-type="string">
            <text:p>Model</text:p>
          </table:table-cell>
          <table:table-cell table:style-name="Default" office:value-type="string">
            <text:p>Version</text:p>
          </table:table-cell>
          <table:table-cell/>
          <table:table-cell office:value-type="string">
            <text:p>Comment</text:p>
          </table:table-cell>
        </table:table-row>
        <table:table-row table:style-name="ro1">
          <table:table-cell office:value-type="string">
            <text:p>HCCBMIA000 ver. -</text:p>
          </table:table-cell>
          <table:table-cell office:value-type="string">
            <text:p>Default Values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HCCBMIA___-CR000001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1">
            <text:p>1</text:p>
          </table:table-cell>
          <table:table-cell office:value-type="string">
            <text:p>Stored</text:p>
          </table:table-cell>
          <table:table-cell office:value-type="string">
            <text:p>864/1-B20</text:p>
          </table:table-cell>
          <table:table-cell table:style-name="Default"/>
          <table:table-cell table:number-columns-repeated="2"/>
          <table:table-cell office:value-type="string">
            <text:p>0x6a00000020a16622</text:p>
          </table:table-cell>
          <table:table-cell table:number-columns-repeated="2"/>
          <table:table-cell table:style-name="ce2"/>
          <table:table-cell/>
          <table:table-cell office:value-type="string">
            <text:p>EDA-01705-V2-0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IC14 unmodified</text:p>
          </table:table-cell>
        </table:table-row>
        <table:table-row table:style-name="ro1">
          <table:table-cell/>
          <table:table-cell office:value-type="string">
            <text:p>HCCBMIA___-CR000002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2">
            <text:p>2</text:p>
          </table:table-cell>
          <table:table-cell office:value-type="string">
            <text:p>Stored</text:p>
          </table:table-cell>
          <table:table-cell office:value-type="string">
            <text:p>864/1-B20</text:p>
          </table:table-cell>
          <table:table-cell table:style-name="Default"/>
          <table:table-cell table:number-columns-repeated="2"/>
          <table:table-cell office:value-type="string">
            <text:p>0x8e000000209f8322</text:p>
          </table:table-cell>
          <table:table-cell table:number-columns-repeated="2"/>
          <table:table-cell table:style-name="ce2"/>
          <table:table-cell/>
          <table:table-cell office:value-type="string">
            <text:p>EDA-01705-V2-0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IC14 unmodified</text:p>
          </table:table-cell>
        </table:table-row>
        <table:table-row table:style-name="ro1">
          <table:table-cell/>
          <table:table-cell office:value-type="string">
            <text:p>HCCBMIA___-CR000003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3">
            <text:p>3</text:p>
          </table:table-cell>
          <table:table-cell office:value-type="string">
            <text:p>Stored</text:p>
          </table:table-cell>
          <table:table-cell office:value-type="string">
            <text:p>864/1-B20</text:p>
          </table:table-cell>
          <table:table-cell table:style-name="Default"/>
          <table:table-cell table:number-columns-repeated="2"/>
          <table:table-cell office:value-type="string">
            <text:p>0x1b00000020a22b22</text:p>
          </table:table-cell>
          <table:table-cell table:number-columns-repeated="2"/>
          <table:table-cell table:style-name="ce2"/>
          <table:table-cell/>
          <table:table-cell office:value-type="string">
            <text:p>EDA-01705-V2-0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IC14 unmodified</text:p>
          </table:table-cell>
        </table:table-row>
        <table:table-row table:style-name="ro1">
          <table:table-cell/>
          <table:table-cell office:value-type="string">
            <text:p>HCCBMIA___-CR000004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4">
            <text:p>4</text:p>
          </table:table-cell>
          <table:table-cell office:value-type="string">
            <text:p>Installed</text:p>
          </table:table-cell>
          <table:table-cell office:value-type="string">
            <text:p>866/1-C06</text:p>
          </table:table-cell>
          <table:table-cell table:style-name="Default"/>
          <table:table-cell office:value-type="float" office:value="1256219949">
            <text:p>1256219949</text:p>
          </table:table-cell>
          <table:table-cell/>
          <table:table-cell office:value-type="string">
            <text:p>0x1800000020a2bd22</text:p>
          </table:table-cell>
          <table:table-cell table:number-columns-repeated="2"/>
          <table:table-cell table:style-name="ce1" office:value-type="string">
            <text:p>Daniel CALCOEN</text:p>
          </table:table-cell>
          <table:table-cell table:style-name="ce4"/>
          <table:table-cell table:style-name="ce5" office:value-type="string">
            <text:p>EDA-01705-V2-0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IC14 unmodified, edge connector → wrong shape</text:p>
          </table:table-cell>
        </table:table-row>
        <table:table-row table:style-name="ro1">
          <table:table-cell/>
          <table:table-cell office:value-type="string">
            <text:p>HCCBMIA___-CR000005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5">
            <text:p>5</text:p>
          </table:table-cell>
          <table:table-cell office:value-type="string">
            <text:p>Stored</text:p>
          </table:table-cell>
          <table:table-cell office:value-type="string">
            <text:p>864/1-B20</text:p>
          </table:table-cell>
          <table:table-cell table:style-name="Default"/>
          <table:table-cell table:number-columns-repeated="2"/>
          <table:table-cell office:value-type="string">
            <text:p>0xd500000020aa6c22</text:p>
          </table:table-cell>
          <table:table-cell table:number-columns-repeated="2"/>
          <table:table-cell table:style-name="ce2"/>
          <table:table-cell/>
          <table:table-cell office:value-type="string">
            <text:p>EDA-01705-V2-0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IC14 unmodified</text:p>
          </table:table-cell>
        </table:table-row>
        <table:table-row table:style-name="ro1">
          <table:table-cell/>
          <table:table-cell office:value-type="string">
            <text:p>HCCBMIA___-CR000006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6">
            <text:p>6</text:p>
          </table:table-cell>
          <table:table-cell office:value-type="string">
            <text:p>Stored</text:p>
          </table:table-cell>
          <table:table-cell office:value-type="string">
            <text:p>864/1-B20</text:p>
          </table:table-cell>
          <table:table-cell table:style-name="Default"/>
          <table:table-cell table:number-columns-repeated="2"/>
          <table:table-cell office:value-type="string">
            <text:p>0xbb00000020a18d22</text:p>
          </table:table-cell>
          <table:table-cell table:number-columns-repeated="2"/>
          <table:table-cell table:style-name="ce2"/>
          <table:table-cell/>
          <table:table-cell office:value-type="string">
            <text:p>EDA-01705-V2-0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IC14 unmodified</text:p>
          </table:table-cell>
        </table:table-row>
        <table:table-row table:style-name="ro1">
          <table:table-cell/>
          <table:table-cell office:value-type="string">
            <text:p>HCCBMIA___-CR000007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7">
            <text:p>7</text:p>
          </table:table-cell>
          <table:table-cell office:value-type="string">
            <text:p>Stored</text:p>
          </table:table-cell>
          <table:table-cell office:value-type="string">
            <text:p>864/1-B20</text:p>
          </table:table-cell>
          <table:table-cell table:style-name="Default"/>
          <table:table-cell table:number-columns-repeated="2"/>
          <table:table-cell office:value-type="string">
            <text:p>0x6e00000020981322</text:p>
          </table:table-cell>
          <table:table-cell table:number-columns-repeated="2"/>
          <table:table-cell table:style-name="ce2"/>
          <table:table-cell/>
          <table:table-cell office:value-type="string">
            <text:p>EDA-01705-V2-0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IC14 unmodified</text:p>
          </table:table-cell>
        </table:table-row>
        <table:table-row table:style-name="ro1">
          <table:table-cell/>
          <table:table-cell office:value-type="string">
            <text:p>HCCBMIA___-CR000008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8">
            <text:p>8</text:p>
          </table:table-cell>
          <table:table-cell office:value-type="string">
            <text:p>Stored</text:p>
          </table:table-cell>
          <table:table-cell office:value-type="string">
            <text:p>864/1-B20</text:p>
          </table:table-cell>
          <table:table-cell table:style-name="Default"/>
          <table:table-cell table:number-columns-repeated="2"/>
          <table:table-cell office:value-type="string">
            <text:p>0x2d00000020a18422</text:p>
          </table:table-cell>
          <table:table-cell table:number-columns-repeated="2"/>
          <table:table-cell table:style-name="ce2"/>
          <table:table-cell/>
          <table:table-cell office:value-type="string">
            <text:p>EDA-01705-V2-0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IC14 unmodified</text:p>
          </table:table-cell>
        </table:table-row>
        <table:table-row table:style-name="ro1">
          <table:table-cell/>
          <table:table-cell office:value-type="string">
            <text:p>HCCBMIA___-CR000009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9">
            <text:p>9</text:p>
          </table:table-cell>
          <table:table-cell office:value-type="string">
            <text:p>Stored</text:p>
          </table:table-cell>
          <table:table-cell office:value-type="string">
            <text:p>864/1-B20</text:p>
          </table:table-cell>
          <table:table-cell table:style-name="Default"/>
          <table:table-cell table:number-columns-repeated="2"/>
          <table:table-cell office:value-type="string">
            <text:p>0x4400000020a02f22</text:p>
          </table:table-cell>
          <table:table-cell table:number-columns-repeated="2"/>
          <table:table-cell table:style-name="ce2"/>
          <table:table-cell/>
          <table:table-cell office:value-type="string">
            <text:p>EDA-01705-V2-0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IC14 unmodified</text:p>
          </table:table-cell>
        </table:table-row>
        <table:table-row table:style-name="ro1">
          <table:table-cell/>
          <table:table-cell office:value-type="string">
            <text:p>HCCBMIA___-CR000010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10">
            <text:p>10</text:p>
          </table:table-cell>
          <table:table-cell office:value-type="string">
            <text:p>Stored</text:p>
          </table:table-cell>
          <table:table-cell office:value-type="string">
            <text:p>864/1-B20</text:p>
          </table:table-cell>
          <table:table-cell table:style-name="Default"/>
          <table:table-cell table:number-columns-repeated="2"/>
          <table:table-cell office:value-type="string">
            <text:p>0x63000000209bd722</text:p>
          </table:table-cell>
          <table:table-cell table:number-columns-repeated="2"/>
          <table:table-cell table:style-name="ce2"/>
          <table:table-cell/>
          <table:table-cell office:value-type="string">
            <text:p>EDA-01705-V2-0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IC14 unmodified</text:p>
          </table:table-cell>
        </table:table-row>
        <table:table-row table:style-name="ro1">
          <table:table-cell/>
          <table:table-cell office:value-type="string">
            <text:p>HCCBMIA___-CR000011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11">
            <text:p>11</text:p>
          </table:table-cell>
          <table:table-cell office:value-type="string">
            <text:p>Stored</text:p>
          </table:table-cell>
          <table:table-cell office:value-type="string">
            <text:p>864/1-B20</text:p>
          </table:table-cell>
          <table:table-cell table:style-name="Default"/>
          <table:table-cell table:number-columns-repeated="2"/>
          <table:table-cell office:value-type="string">
            <text:p>0x9800000020a30022</text:p>
          </table:table-cell>
          <table:table-cell table:number-columns-repeated="2"/>
          <table:table-cell table:style-name="ce2"/>
          <table:table-cell/>
          <table:table-cell office:value-type="string">
            <text:p>EDA-01705-V2-0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IC14 unmodified</text:p>
          </table:table-cell>
        </table:table-row>
        <table:table-row table:style-name="ro1">
          <table:table-cell/>
          <table:table-cell office:value-type="string">
            <text:p>HCCBMIA___-CR000012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12">
            <text:p>12</text:p>
          </table:table-cell>
          <table:table-cell office:value-type="string">
            <text:p>Stored</text:p>
          </table:table-cell>
          <table:table-cell office:value-type="string">
            <text:p>864/1-B20</text:p>
          </table:table-cell>
          <table:table-cell table:style-name="Default"/>
          <table:table-cell table:number-columns-repeated="2"/>
          <table:table-cell office:value-type="string">
            <text:p>0x5300000020a9d622</text:p>
          </table:table-cell>
          <table:table-cell table:number-columns-repeated="2"/>
          <table:table-cell table:style-name="ce2"/>
          <table:table-cell/>
          <table:table-cell office:value-type="string">
            <text:p>EDA-01705-V2-0</text:p>
          </table:table-cell>
          <table:table-cell office:value-type="float" office:value="2.13">
            <text:p>2.13</text:p>
          </table:table-cell>
          <table:table-cell/>
          <table:table-cell office:value-type="string">
            <text:p>IC14 unmodified</text:p>
          </table:table-cell>
        </table:table-row>
        <table:table-row table:style-name="ro1">
          <table:table-cell/>
          <table:table-cell office:value-type="string">
            <text:p>HCCBMIA___-CR000013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table:style-name="Default"/>
          <table:table-cell table:style-name="Default" office:value-type="string">
            <text:p>Manufacturing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HCCBMIA___-CR000014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table:style-name="Default"/>
          <table:table-cell table:style-name="Default" office:value-type="string">
            <text:p>Manufacturing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HCCBMIA___-CR000015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table:style-name="Default"/>
          <table:table-cell table:style-name="Default" office:value-type="string">
            <text:p>Manufacturing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HCCBMIA___-CR000016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table:style-name="Default"/>
          <table:table-cell table:style-name="Default" office:value-type="string">
            <text:p>Manufacturing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HCCBMIA___-CR000017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17">
            <text:p>17</text:p>
          </table:table-cell>
          <table:table-cell office:value-type="string">
            <text:p>Installed</text:p>
          </table:table-cell>
          <table:table-cell office:value-type="string">
            <text:p>355/R-005</text:p>
          </table:table-cell>
          <table:table-cell office:value-type="string">
            <text:p>CFC-355-RPSPFW</text:p>
          </table:table-cell>
          <table:table-cell table:number-columns-repeated="2"/>
          <table:table-cell office:value-type="string">
            <text:p>0x490000002274a722</text:p>
          </table:table-cell>
          <table:table-cell table:number-columns-repeated="4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18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18">
            <text:p>18</text:p>
          </table:table-cell>
          <table:table-cell office:value-type="string">
            <text:p>Installed</text:p>
          </table:table-cell>
          <table:table-cell office:value-type="string">
            <text:p>368/R-003</text:p>
          </table:table-cell>
          <table:table-cell office:value-type="string">
            <text:p>CFC-368-RPSINJECT</text:p>
          </table:table-cell>
          <table:table-cell table:number-columns-repeated="2"/>
          <table:table-cell office:value-type="string">
            <text:p>0x7000000022666422</text:p>
          </table:table-cell>
          <table:table-cell table:number-columns-repeated="4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19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19">
            <text:p>19</text:p>
          </table:table-cell>
          <table:table-cell office:value-type="string">
            <text:p>Installed</text:p>
          </table:table-cell>
          <table:table-cell office:value-type="string">
            <text:p>864/1-A13</text:p>
          </table:table-cell>
          <table:table-cell office:value-type="string">
            <text:p>CFC-864-CDV4</text:p>
          </table:table-cell>
          <table:table-cell table:number-columns-repeated="2"/>
          <table:table-cell office:value-type="string">
            <text:p>0x0f0000002254cb22</text:p>
          </table:table-cell>
          <table:table-cell table:number-columns-repeated="2"/>
          <table:table-cell table:style-name="ce1" office:value-type="string">
            <text:p>Matthieu CATTIN</text:p>
          </table:table-cell>
          <table:table-cell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20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20">
            <text:p>20</text:p>
          </table:table-cell>
          <table:table-cell office:value-type="string">
            <text:p>Installed</text:p>
          </table:table-cell>
          <table:table-cell office:value-type="string">
            <text:p>361/1-012</text:p>
          </table:table-cell>
          <table:table-cell office:value-type="string">
            <text:p>CFC-361-RPSBEJ</text:p>
          </table:table-cell>
          <table:table-cell table:number-columns-repeated="2"/>
          <table:table-cell office:value-type="string">
            <text:p>0xe000000022784f22</text:p>
          </table:table-cell>
          <table:table-cell table:number-columns-repeated="4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21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table:style-name="Default" office:value-type="float" office:value="21">
            <text:p>21</text:p>
          </table:table-cell>
          <table:table-cell office:value-type="string">
            <text:p>Installed</text:p>
          </table:table-cell>
          <table:table-cell office:value-type="string">
            <text:p>410/U-001</text:p>
          </table:table-cell>
          <table:table-cell office:value-type="string">
            <text:p>CFC-410-RPOW2</text:p>
          </table:table-cell>
          <table:table-cell table:number-columns-repeated="2"/>
          <table:table-cell office:value-type="string">
            <text:p>0xe60000002271ab22</text:p>
          </table:table-cell>
          <table:table-cell table:number-columns-repeated="4"/>
          <table:table-cell office:value-type="string">
            <text:p>EDA-01705-V3-0</text:p>
          </table:table-cell>
          <table:table-cell table:style-name="ce3" office:value-type="float" office:value="2.11">
            <text:p>2.1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22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22">
            <text:p>22</text:p>
          </table:table-cell>
          <table:table-cell office:value-type="string">
            <text:p>Stored</text:p>
          </table:table-cell>
          <table:table-cell office:value-type="string">
            <text:p>864/1-B20</text:p>
          </table:table-cell>
          <table:table-cell table:style-name="Default"/>
          <table:table-cell table:number-columns-repeated="2"/>
          <table:table-cell office:value-type="string">
            <text:p>0xb6000000225cdf22</text:p>
          </table:table-cell>
          <table:table-cell table:number-columns-repeated="4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23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23">
            <text:p>23</text:p>
          </table:table-cell>
          <table:table-cell office:value-type="string">
            <text:p>Installed</text:p>
          </table:table-cell>
          <table:table-cell office:value-type="string">
            <text:p>864/1-B10</text:p>
          </table:table-cell>
          <table:table-cell office:value-type="string">
            <text:p>CFC-864-CTESTRTI</text:p>
          </table:table-cell>
          <table:table-cell table:number-columns-repeated="2"/>
          <table:table-cell office:value-type="string">
            <text:p>0x4200000022756422</text:p>
          </table:table-cell>
          <table:table-cell table:number-columns-repeated="2"/>
          <table:table-cell table:style-name="ce1" office:value-type="string">
            <text:p>Matthieu CATTIN</text:p>
          </table:table-cell>
          <table:table-cell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24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24">
            <text:p>24</text:p>
          </table:table-cell>
          <table:table-cell office:value-type="string">
            <text:p>Installed</text:p>
          </table:table-cell>
          <table:table-cell office:value-type="string">
            <text:p>193/R-407</text:p>
          </table:table-cell>
          <table:table-cell office:value-type="string">
            <text:p>CFC-193-RPOW1</text:p>
          </table:table-cell>
          <table:table-cell table:number-columns-repeated="2"/>
          <table:table-cell office:value-type="string">
            <text:p>0xe700000022766122</text:p>
          </table:table-cell>
          <table:table-cell table:number-columns-repeated="4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25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25">
            <text:p>25</text:p>
          </table:table-cell>
          <table:table-cell office:value-type="string">
            <text:p>Stored</text:p>
          </table:table-cell>
          <table:table-cell office:value-type="string">
            <text:p>354/R-008</text:p>
          </table:table-cell>
          <table:table-cell table:style-name="ce2"/>
          <table:table-cell table:number-columns-repeated="2"/>
          <table:table-cell office:value-type="string">
            <text:p>0x1c000000225c0d22</text:p>
          </table:table-cell>
          <table:table-cell table:number-columns-repeated="4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26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26">
            <text:p>26</text:p>
          </table:table-cell>
          <table:table-cell office:value-type="string">
            <text:p>Stored</text:p>
          </table:table-cell>
          <table:table-cell office:value-type="string">
            <text:p>864/1-B20</text:p>
          </table:table-cell>
          <table:table-cell table:style-name="Default"/>
          <table:table-cell table:number-columns-repeated="2"/>
          <table:table-cell office:value-type="string">
            <text:p>0xc00000002257ea22</text:p>
          </table:table-cell>
          <table:table-cell table:number-columns-repeated="4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27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27">
            <text:p>27</text:p>
          </table:table-cell>
          <table:table-cell office:value-type="string">
            <text:p>Installed</text:p>
          </table:table-cell>
          <table:table-cell office:value-type="string">
            <text:p>361/1-012</text:p>
          </table:table-cell>
          <table:table-cell office:value-type="string">
            <text:p>CFC-361-RINRG</text:p>
          </table:table-cell>
          <table:table-cell table:number-columns-repeated="2"/>
          <table:table-cell office:value-type="string">
            <text:p>0xbf000000226ac222</text:p>
          </table:table-cell>
          <table:table-cell table:number-columns-repeated="4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28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28">
            <text:p>28</text:p>
          </table:table-cell>
          <table:table-cell office:value-type="string">
            <text:p>Installed</text:p>
          </table:table-cell>
          <table:table-cell office:value-type="string">
            <text:p>193/R-407</text:p>
          </table:table-cell>
          <table:table-cell office:value-type="string">
            <text:p>CFC-193-ALLRF2</text:p>
          </table:table-cell>
          <table:table-cell office:value-type="float" office:value="1320054460">
            <text:p>1320054460</text:p>
          </table:table-cell>
          <table:table-cell/>
          <table:table-cell office:value-type="string">
            <text:p>0xa600000022634222</text:p>
          </table:table-cell>
          <table:table-cell table:number-columns-repeated="2"/>
          <table:table-cell table:style-name="ce1" office:value-type="string">
            <text:p>Michael JAUSSI</text:p>
          </table:table-cell>
          <table:table-cell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29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29">
            <text:p>29</text:p>
          </table:table-cell>
          <table:table-cell office:value-type="string">
            <text:p>Installed</text:p>
          </table:table-cell>
          <table:table-cell office:value-type="string">
            <text:p>193/R-407</text:p>
          </table:table-cell>
          <table:table-cell office:value-type="string">
            <text:p>CFC-193-RPOW1</text:p>
          </table:table-cell>
          <table:table-cell table:number-columns-repeated="2"/>
          <table:table-cell office:value-type="string">
            <text:p>0xa100000022589322</text:p>
          </table:table-cell>
          <table:table-cell table:number-columns-repeated="4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30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30">
            <text:p>30</text:p>
          </table:table-cell>
          <table:table-cell office:value-type="string">
            <text:p>Installed</text:p>
          </table:table-cell>
          <table:table-cell office:value-type="string">
            <text:p>150/1-001</text:p>
          </table:table-cell>
          <table:table-cell office:value-type="string">
            <text:p>CFC-150-RPOW</text:p>
          </table:table-cell>
          <table:table-cell table:number-columns-repeated="2"/>
          <table:table-cell office:value-type="string">
            <text:p>0x180000002273a722</text:p>
          </table:table-cell>
          <table:table-cell table:number-columns-repeated="4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31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31">
            <text:p>31</text:p>
          </table:table-cell>
          <table:table-cell office:value-type="string">
            <text:p>Installed</text:p>
          </table:table-cell>
          <table:table-cell office:value-type="string">
            <text:p>269/R-003</text:p>
          </table:table-cell>
          <table:table-cell office:value-type="string">
            <text:p>CFC-269-RPSFT16</text:p>
          </table:table-cell>
          <table:table-cell table:number-columns-repeated="2"/>
          <table:table-cell office:value-type="string">
            <text:p>0xf4000000225fb522</text:p>
          </table:table-cell>
          <table:table-cell table:number-columns-repeated="4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32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32">
            <text:p>32</text:p>
          </table:table-cell>
          <table:table-cell office:value-type="string">
            <text:p>Installed</text:p>
          </table:table-cell>
          <table:table-cell office:value-type="string">
            <text:p>361/1-012</text:p>
          </table:table-cell>
          <table:table-cell office:value-type="string">
            <text:p>CFC-361-RPSBEJ</text:p>
          </table:table-cell>
          <table:table-cell table:number-columns-repeated="2"/>
          <table:table-cell office:value-type="string">
            <text:p>0x26000000226f4a22</text:p>
          </table:table-cell>
          <table:table-cell table:number-columns-repeated="4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33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33">
            <text:p>33</text:p>
          </table:table-cell>
          <table:table-cell office:value-type="string">
            <text:p>Installed</text:p>
          </table:table-cell>
          <table:table-cell office:value-type="string">
            <text:p>359/R-001</text:p>
          </table:table-cell>
          <table:table-cell office:value-type="string">
            <text:p>CFC-359-RSEPTA</text:p>
          </table:table-cell>
          <table:table-cell table:number-columns-repeated="2"/>
          <table:table-cell office:value-type="string">
            <text:p>0x6e00000022571e22</text:p>
          </table:table-cell>
          <table:table-cell table:number-columns-repeated="2"/>
          <table:table-cell table:style-name="ce3"/>
          <table:table-cell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34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34">
            <text:p>34</text:p>
          </table:table-cell>
          <table:table-cell office:value-type="string">
            <text:p>Stored</text:p>
          </table:table-cell>
          <table:table-cell office:value-type="string">
            <text:p>864/1-B20</text:p>
          </table:table-cell>
          <table:table-cell table:style-name="Default"/>
          <table:table-cell table:number-columns-repeated="2"/>
          <table:table-cell office:value-type="string">
            <text:p>0xd8000000225cdd22</text:p>
          </table:table-cell>
          <table:table-cell table:number-columns-repeated="4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35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35">
            <text:p>35</text:p>
          </table:table-cell>
          <table:table-cell office:value-type="string">
            <text:p>Stored</text:p>
          </table:table-cell>
          <table:table-cell office:value-type="string">
            <text:p>864/1-B20</text:p>
          </table:table-cell>
          <table:table-cell table:style-name="Default"/>
          <table:table-cell table:number-columns-repeated="2"/>
          <table:table-cell office:value-type="string">
            <text:p>0x99000000226bc722</text:p>
          </table:table-cell>
          <table:table-cell table:number-columns-repeated="4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36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36">
            <text:p>36</text:p>
          </table:table-cell>
          <table:table-cell office:value-type="string">
            <text:p>Installed</text:p>
          </table:table-cell>
          <table:table-cell office:value-type="string">
            <text:p>363/1-001</text:p>
          </table:table-cell>
          <table:table-cell office:value-type="string">
            <text:p>CFC-363-RLINAC2</text:p>
          </table:table-cell>
          <table:table-cell table:number-columns-repeated="2"/>
          <table:table-cell office:value-type="string">
            <text:p>0xdf00000022670c22</text:p>
          </table:table-cell>
          <table:table-cell table:number-columns-repeated="4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37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37">
            <text:p>37</text:p>
          </table:table-cell>
          <table:table-cell office:value-type="string">
            <text:p>Installed</text:p>
          </table:table-cell>
          <table:table-cell office:value-type="string">
            <text:p>361/1-012</text:p>
          </table:table-cell>
          <table:table-cell office:value-type="string">
            <text:p>CFC-361-RPSBSEP</text:p>
          </table:table-cell>
          <table:table-cell office:value-type="float" office:value="1279097807">
            <text:p>1279097807</text:p>
          </table:table-cell>
          <table:table-cell/>
          <table:table-cell office:value-type="string">
            <text:p>0x1a000000225e0a22</text:p>
          </table:table-cell>
          <table:table-cell table:number-columns-repeated="4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38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38">
            <text:p>38</text:p>
          </table:table-cell>
          <table:table-cell office:value-type="string">
            <text:p>For repair</text:p>
          </table:table-cell>
          <table:table-cell office:value-type="string">
            <text:p>864/1-A15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" office:value-type="string">
            <text:p>Matthieu CATTIN</text:p>
          </table:table-cell>
          <table:table-cell/>
          <table:table-cell office:value-type="string">
            <text:p>EDA-01705-V3-0</text:p>
          </table:table-cell>
          <table:table-cell table:style-name="Default"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39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39">
            <text:p>39</text:p>
          </table:table-cell>
          <table:table-cell office:value-type="string">
            <text:p>Installed</text:p>
          </table:table-cell>
          <table:table-cell office:value-type="string">
            <text:p>365/R-008</text:p>
          </table:table-cell>
          <table:table-cell office:value-type="string">
            <text:p>CFC-365-RPSEJECT</text:p>
          </table:table-cell>
          <table:table-cell table:number-columns-repeated="2"/>
          <table:table-cell office:value-type="string">
            <text:p>0xa3000000226e5422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40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40">
            <text:p>40</text:p>
          </table:table-cell>
          <table:table-cell office:value-type="string">
            <text:p>Installed</text:p>
          </table:table-cell>
          <table:table-cell office:value-type="string">
            <text:p>355/R-017</text:p>
          </table:table-cell>
          <table:table-cell office:value-type="string">
            <text:p>CFC-355-RPSECLOUD</text:p>
          </table:table-cell>
          <table:table-cell table:number-columns-repeated="2"/>
          <table:table-cell office:value-type="string">
            <text:p>0x9e000000226d2122</text:p>
          </table:table-cell>
          <table:table-cell table:number-columns-repeated="4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41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41">
            <text:p>41</text:p>
          </table:table-cell>
          <table:table-cell office:value-type="string">
            <text:p>Installed</text:p>
          </table:table-cell>
          <table:table-cell office:value-type="string">
            <text:p>368/R-003</text:p>
          </table:table-cell>
          <table:table-cell office:value-type="string">
            <text:p>CFC-368-RPSINJECT</text:p>
          </table:table-cell>
          <table:table-cell office:value-type="float" office:value="1332318802">
            <text:p>1332318802</text:p>
          </table:table-cell>
          <table:table-cell/>
          <table:table-cell office:value-type="string">
            <text:p>0x9c000000225f8222</text:p>
          </table:table-cell>
          <table:table-cell table:number-columns-repeated="4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42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42">
            <text:p>42</text:p>
          </table:table-cell>
          <table:table-cell office:value-type="string">
            <text:p>Installed</text:p>
          </table:table-cell>
          <table:table-cell office:value-type="string">
            <text:p>351/R-001</text:p>
          </table:table-cell>
          <table:table-cell office:value-type="string">
            <text:p>CFC-351-RPOW</text:p>
          </table:table-cell>
          <table:table-cell table:number-columns-repeated="2"/>
          <table:table-cell office:value-type="string">
            <text:p>0xa100000022771f22</text:p>
          </table:table-cell>
          <table:table-cell table:number-columns-repeated="4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43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43">
            <text:p>43</text:p>
          </table:table-cell>
          <table:table-cell office:value-type="string">
            <text:p>Installed</text:p>
          </table:table-cell>
          <table:table-cell office:value-type="string">
            <text:p>359/R-001</text:p>
          </table:table-cell>
          <table:table-cell office:value-type="string">
            <text:p>CFC-359-CSTEP</text:p>
          </table:table-cell>
          <table:table-cell table:number-columns-repeated="2"/>
          <table:table-cell office:value-type="string">
            <text:p>0x0e00000022629a22</text:p>
          </table:table-cell>
          <table:table-cell table:number-columns-repeated="4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44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44">
            <text:p>44</text:p>
          </table:table-cell>
          <table:table-cell office:value-type="string">
            <text:p>Installed</text:p>
          </table:table-cell>
          <table:table-cell office:value-type="string">
            <text:p>864/1-B11</text:p>
          </table:table-cell>
          <table:table-cell office:value-type="string">
            <text:p>CFC-864-CDV1</text:p>
          </table:table-cell>
          <table:table-cell table:number-columns-repeated="2"/>
          <table:table-cell office:value-type="string">
            <text:p>0x6400000022523c22</text:p>
          </table:table-cell>
          <table:table-cell table:number-columns-repeated="2"/>
          <table:table-cell table:style-name="ce1" office:value-type="string">
            <text:p>David COBAS</text:p>
          </table:table-cell>
          <table:table-cell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45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table:style-name="Default" office:value-type="float" office:value="45">
            <text:p>45</text:p>
          </table:table-cell>
          <table:table-cell table:style-name="Default" office:value-type="string">
            <text:p>Installed</text:p>
          </table:table-cell>
          <table:table-cell table:style-name="Default" office:value-type="string">
            <text:p>152/R-002</text:p>
          </table:table-cell>
          <table:table-cell table:style-name="Default" office:value-type="string">
            <text:p>CFC-152-RLN4POW1</text:p>
          </table:table-cell>
          <table:table-cell office:value-type="float" office:value="1300788241">
            <text:p>1300788241</text:p>
          </table:table-cell>
          <table:table-cell/>
          <table:table-cell table:style-name="Default"/>
          <table:table-cell table:number-columns-repeated="4"/>
          <table:table-cell table:style-name="Default" office:value-type="string">
            <text:p>EDA-01705-V3-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HCCBMIA___-CR000046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46">
            <text:p>46</text:p>
          </table:table-cell>
          <table:table-cell office:value-type="string">
            <text:p>Stored</text:p>
          </table:table-cell>
          <table:table-cell office:value-type="string">
            <text:p>864/1-B20</text:p>
          </table:table-cell>
          <table:table-cell table:style-name="Default"/>
          <table:table-cell table:number-columns-repeated="2"/>
          <table:table-cell office:value-type="string">
            <text:p>0xd0000000225bde22</text:p>
          </table:table-cell>
          <table:table-cell table:number-columns-repeated="2"/>
          <table:table-cell table:style-name="ce2"/>
          <table:table-cell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47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47">
            <text:p>47</text:p>
          </table:table-cell>
          <table:table-cell office:value-type="string">
            <text:p>Installed</text:p>
          </table:table-cell>
          <table:table-cell office:value-type="string">
            <text:p>269/R-003</text:p>
          </table:table-cell>
          <table:table-cell office:value-type="string">
            <text:p>CFC-269-RPSFT16</text:p>
          </table:table-cell>
          <table:table-cell table:number-columns-repeated="2"/>
          <table:table-cell office:value-type="string">
            <text:p>0x300000002277a622</text:p>
          </table:table-cell>
          <table:table-cell table:number-columns-repeated="4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48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48">
            <text:p>48</text:p>
          </table:table-cell>
          <table:table-cell office:value-type="string">
            <text:p>Installed</text:p>
          </table:table-cell>
          <table:table-cell office:value-type="string">
            <text:p>351/R-001</text:p>
          </table:table-cell>
          <table:table-cell office:value-type="string">
            <text:p>CFC-351-RPOW</text:p>
          </table:table-cell>
          <table:table-cell table:number-columns-repeated="2"/>
          <table:table-cell office:value-type="string">
            <text:p>0x0000000022681922</text:p>
          </table:table-cell>
          <table:table-cell table:number-columns-repeated="4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49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49">
            <text:p>49</text:p>
          </table:table-cell>
          <table:table-cell office:value-type="string">
            <text:p>Installed</text:p>
          </table:table-cell>
          <table:table-cell office:value-type="string">
            <text:p>361/1-012</text:p>
          </table:table-cell>
          <table:table-cell office:value-type="string">
            <text:p>CFC-361-RPSBEJ</text:p>
          </table:table-cell>
          <table:table-cell table:number-columns-repeated="2"/>
          <table:table-cell office:value-type="string">
            <text:p>0x9b00000022645322</text:p>
          </table:table-cell>
          <table:table-cell table:number-columns-repeated="4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50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50">
            <text:p>50</text:p>
          </table:table-cell>
          <table:table-cell office:value-type="string">
            <text:p>Installed</text:p>
          </table:table-cell>
          <table:table-cell office:value-type="string">
            <text:p>250/R-001</text:p>
          </table:table-cell>
          <table:table-cell office:value-type="string">
            <text:p>CFC-250-RPOW</text:p>
          </table:table-cell>
          <table:table-cell table:number-columns-repeated="2"/>
          <table:table-cell office:value-type="string">
            <text:p>0xb10000002250c322</text:p>
          </table:table-cell>
          <table:table-cell table:number-columns-repeated="4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51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51">
            <text:p>51</text:p>
          </table:table-cell>
          <table:table-cell office:value-type="string">
            <text:p>Installed</text:p>
          </table:table-cell>
          <table:table-cell office:value-type="string">
            <text:p>361/1-012</text:p>
          </table:table-cell>
          <table:table-cell office:value-type="string">
            <text:p>CFC-361-RINRG</text:p>
          </table:table-cell>
          <table:table-cell table:number-columns-repeated="2"/>
          <table:table-cell office:value-type="string">
            <text:p>0x450000002254c622</text:p>
          </table:table-cell>
          <table:table-cell table:number-columns-repeated="4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52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table:style-name="Default" office:value-type="float" office:value="52">
            <text:p>52</text:p>
          </table:table-cell>
          <table:table-cell table:style-name="ce3" office:value-type="string">
            <text:p>For repair</text:p>
          </table:table-cell>
          <table:table-cell table:style-name="ce3" office:value-type="string">
            <text:p>864/1-A17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office:value-type="string">
            <text:p>EDA-01705-V3-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HCCBMIA___-CR000053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53">
            <text:p>53</text:p>
          </table:table-cell>
          <table:table-cell office:value-type="string">
            <text:p>Installed</text:p>
          </table:table-cell>
          <table:table-cell office:value-type="string">
            <text:p>150/1-001</text:p>
          </table:table-cell>
          <table:table-cell office:value-type="string">
            <text:p>CFC-150-RPOW</text:p>
          </table:table-cell>
          <table:table-cell table:number-columns-repeated="2"/>
          <table:table-cell office:value-type="string">
            <text:p>0xa000000022637722</text:p>
          </table:table-cell>
          <table:table-cell table:number-columns-repeated="4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54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54">
            <text:p>54</text:p>
          </table:table-cell>
          <table:table-cell office:value-type="string">
            <text:p>Installed</text:p>
          </table:table-cell>
          <table:table-cell office:value-type="string">
            <text:p>361/1-009</text:p>
          </table:table-cell>
          <table:table-cell office:value-type="string">
            <text:p>CFC-361-ALLCAV</text:p>
          </table:table-cell>
          <table:table-cell table:number-columns-repeated="2"/>
          <table:table-cell office:value-type="string">
            <text:p>0x3c0000002255f522</text:p>
          </table:table-cell>
          <table:table-cell table:number-columns-repeated="2"/>
          <table:table-cell table:style-name="ce1" office:value-type="string">
            <text:p>Michael JAUSSI</text:p>
          </table:table-cell>
          <table:table-cell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55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55">
            <text:p>55</text:p>
          </table:table-cell>
          <table:table-cell office:value-type="string">
            <text:p>Installed</text:p>
          </table:table-cell>
          <table:table-cell office:value-type="string">
            <text:p>363/1-001</text:p>
          </table:table-cell>
          <table:table-cell office:value-type="string">
            <text:p>CFC-363-RLN2TRANSFER</text:p>
          </table:table-cell>
          <table:table-cell table:number-columns-repeated="2"/>
          <table:table-cell office:value-type="string">
            <text:p>0x9b000000224fbb22</text:p>
          </table:table-cell>
          <table:table-cell table:number-columns-repeated="4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56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56">
            <text:p>56</text:p>
          </table:table-cell>
          <table:table-cell office:value-type="string">
            <text:p>Installed</text:p>
          </table:table-cell>
          <table:table-cell office:value-type="string">
            <text:p>368/R-003</text:p>
          </table:table-cell>
          <table:table-cell office:value-type="string">
            <text:p>CFC-368-RPSINJECT</text:p>
          </table:table-cell>
          <table:table-cell table:number-columns-repeated="2"/>
          <table:table-cell office:value-type="string">
            <text:p>0x1a0000002257db22</text:p>
          </table:table-cell>
          <table:table-cell table:number-columns-repeated="4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57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table:style-name="Default" office:value-type="float" office:value="57">
            <text:p>57</text:p>
          </table:table-cell>
          <table:table-cell office:value-type="string">
            <text:p>For repair</text:p>
          </table:table-cell>
          <table:table-cell office:value-type="string">
            <text:p>864/1-A15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" office:value-type="string">
            <text:p>Matthieu CATTIN</text:p>
          </table:table-cell>
          <table:table-cell/>
          <table:table-cell office:value-type="string">
            <text:p>EDA-01705-V3-0</text:p>
          </table:table-cell>
          <table:table-cell table:style-name="Default"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58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table:style-name="ce2" office:value-type="float" office:value="58">
            <text:p>58</text:p>
          </table:table-cell>
          <table:table-cell office:value-type="string">
            <text:p>Installed</text:p>
          </table:table-cell>
          <table:table-cell office:value-type="string">
            <text:p>365/R-008</text:p>
          </table:table-cell>
          <table:table-cell office:value-type="string">
            <text:p>CFC-365-RPSEJECT</text:p>
          </table:table-cell>
          <table:table-cell office:value-type="float" office:value="1281964604">
            <text:p>1281964604</text:p>
          </table:table-cell>
          <table:table-cell/>
          <table:table-cell office:value-type="string">
            <text:p>0x9600000022771e22</text:p>
          </table:table-cell>
          <table:table-cell office:value-type="float" office:value="13">
            <text:p>13</text:p>
          </table:table-cell>
          <table:table-cell table:number-columns-repeated="3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59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table:style-name="ce2" office:value-type="float" office:value="59">
            <text:p>59</text:p>
          </table:table-cell>
          <table:table-cell office:value-type="string">
            <text:p>Installed</text:p>
          </table:table-cell>
          <table:table-cell office:value-type="string">
            <text:p>365/R-008</text:p>
          </table:table-cell>
          <table:table-cell office:value-type="string">
            <text:p>CFC-365-RPSEJECT</text:p>
          </table:table-cell>
          <table:table-cell table:number-columns-repeated="2"/>
          <table:table-cell office:value-type="string">
            <text:p>0x7000000022728922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60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table:style-name="ce2" office:value-type="float" office:value="60">
            <text:p>60</text:p>
          </table:table-cell>
          <table:table-cell office:value-type="string">
            <text:p>Installed</text:p>
          </table:table-cell>
          <table:table-cell office:value-type="string">
            <text:p>361/1-012</text:p>
          </table:table-cell>
          <table:table-cell office:value-type="string">
            <text:p>CFC-361-RINRG</text:p>
          </table:table-cell>
          <table:table-cell table:number-columns-repeated="2"/>
          <table:table-cell office:value-type="string">
            <text:p>0x6200000022503b22</text:p>
          </table:table-cell>
          <table:table-cell table:number-columns-repeated="4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61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table:style-name="ce2" office:value-type="float" office:value="61">
            <text:p>61</text:p>
          </table:table-cell>
          <table:table-cell office:value-type="string">
            <text:p>Installed</text:p>
          </table:table-cell>
          <table:table-cell office:value-type="string">
            <text:p>233/R-002</text:p>
          </table:table-cell>
          <table:table-cell office:value-type="string">
            <text:p>CFC-233-RPOW</text:p>
          </table:table-cell>
          <table:table-cell office:value-type="float" office:value="1320067559">
            <text:p>1320067559</text:p>
          </table:table-cell>
          <table:table-cell/>
          <table:table-cell office:value-type="string">
            <text:p>0xf3000000225a7822</text:p>
          </table:table-cell>
          <table:table-cell table:number-columns-repeated="4"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62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62">
            <text:p>62</text:p>
          </table:table-cell>
          <table:table-cell office:value-type="string">
            <text:p>Stored</text:p>
          </table:table-cell>
          <table:table-cell office:value-type="string">
            <text:p>864/1-B20</text:p>
          </table:table-cell>
          <table:table-cell table:style-name="Default"/>
          <table:table-cell table:number-columns-repeated="2"/>
          <table:table-cell office:value-type="string">
            <text:p>0xaa000000226db622</text:p>
          </table:table-cell>
          <table:table-cell table:number-columns-repeated="2"/>
          <table:table-cell table:style-name="ce2"/>
          <table:table-cell/>
          <table:table-cell office:value-type="string">
            <text:p>EDA-01705-V3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63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table:style-name="ce2" office:value-type="float" office:value="63">
            <text:p>63</text:p>
          </table:table-cell>
          <table:table-cell office:value-type="string">
            <text:p>Installed</text:p>
          </table:table-cell>
          <table:table-cell office:value-type="string">
            <text:p>363/1-001</text:p>
          </table:table-cell>
          <table:table-cell office:value-type="string">
            <text:p>CFC-363-RLINAC2</text:p>
          </table:table-cell>
          <table:table-cell table:number-columns-repeated="2"/>
          <table:table-cell office:value-type="string">
            <text:p>0x3c00000022595922</text:p>
          </table:table-cell>
          <table:table-cell table:number-columns-repeated="4"/>
          <table:table-cell table:style-name="ce3" office:value-type="string">
            <text:p>?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64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table:style-name="ce2" office:value-type="float" office:value="64">
            <text:p>64</text:p>
          </table:table-cell>
          <table:table-cell office:value-type="string">
            <text:p>Installed</text:p>
          </table:table-cell>
          <table:table-cell office:value-type="string">
            <text:p>197/R-002</text:p>
          </table:table-cell>
          <table:table-cell office:value-type="string">
            <text:p>CFC-197-RSEPMAG</text:p>
          </table:table-cell>
          <table:table-cell table:number-columns-repeated="2"/>
          <table:table-cell office:value-type="string">
            <text:p>0x0800000022556222</text:p>
          </table:table-cell>
          <table:table-cell table:number-columns-repeated="4"/>
          <table:table-cell table:style-name="ce3" office:value-type="string">
            <text:p>?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65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table:style-name="ce2" office:value-type="float" office:value="65">
            <text:p>65</text:p>
          </table:table-cell>
          <table:table-cell office:value-type="string">
            <text:p>Installed</text:p>
          </table:table-cell>
          <table:table-cell office:value-type="string">
            <text:p>269/R-003</text:p>
          </table:table-cell>
          <table:table-cell office:value-type="string">
            <text:p>CFC-269-RPSFT16</text:p>
          </table:table-cell>
          <table:table-cell table:number-columns-repeated="2"/>
          <table:table-cell office:value-type="string">
            <text:p>0x5300000022608d22</text:p>
          </table:table-cell>
          <table:table-cell table:number-columns-repeated="4"/>
          <table:table-cell table:style-name="ce3" office:value-type="string">
            <text:p>?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66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table:style-name="ce2" office:value-type="float" office:value="66">
            <text:p>66</text:p>
          </table:table-cell>
          <table:table-cell office:value-type="string">
            <text:p>Installed</text:p>
          </table:table-cell>
          <table:table-cell office:value-type="string">
            <text:p>351/R-001</text:p>
          </table:table-cell>
          <table:table-cell office:value-type="string">
            <text:p>CFC-351-RPOW</text:p>
          </table:table-cell>
          <table:table-cell table:number-columns-repeated="2"/>
          <table:table-cell office:value-type="string">
            <text:p>0xd600000022711a22</text:p>
          </table:table-cell>
          <table:table-cell table:number-columns-repeated="4"/>
          <table:table-cell table:style-name="ce3" office:value-type="string">
            <text:p>?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67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table:style-name="ce2" office:value-type="float" office:value="67">
            <text:p>67</text:p>
          </table:table-cell>
          <table:table-cell office:value-type="string">
            <text:p>Installed</text:p>
          </table:table-cell>
          <table:table-cell office:value-type="string">
            <text:p>269/R-003</text:p>
          </table:table-cell>
          <table:table-cell office:value-type="string">
            <text:p>CFC-269-CSTEP</text:p>
          </table:table-cell>
          <table:table-cell table:number-columns-repeated="2"/>
          <table:table-cell office:value-type="string">
            <text:p>0x9500000026df1e22</text:p>
          </table:table-cell>
          <table:table-cell table:number-columns-repeated="4"/>
          <table:table-cell table:style-name="ce3" office:value-type="string">
            <text:p>?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68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table:style-name="ce2" office:value-type="float" office:value="68">
            <text:p>68</text:p>
          </table:table-cell>
          <table:table-cell office:value-type="string">
            <text:p>Installed</text:p>
          </table:table-cell>
          <table:table-cell office:value-type="string">
            <text:p>351/R-001</text:p>
          </table:table-cell>
          <table:table-cell office:value-type="string">
            <text:p>CFC-351-RPOW</text:p>
          </table:table-cell>
          <table:table-cell table:number-columns-repeated="2"/>
          <table:table-cell office:value-type="string">
            <text:p>0xa100000026be8d22</text:p>
          </table:table-cell>
          <table:table-cell table:number-columns-repeated="4"/>
          <table:table-cell table:style-name="ce3" office:value-type="string">
            <text:p>?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69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table:style-name="ce2" office:value-type="float" office:value="69">
            <text:p>69</text:p>
          </table:table-cell>
          <table:table-cell office:value-type="string">
            <text:p>Installed</text:p>
          </table:table-cell>
          <table:table-cell office:value-type="string">
            <text:p>355/R-005</text:p>
          </table:table-cell>
          <table:table-cell office:value-type="string">
            <text:p>CFC-355-RPSRING</text:p>
          </table:table-cell>
          <table:table-cell table:number-columns-repeated="2"/>
          <table:table-cell office:value-type="string">
            <text:p>0x1600000026cd9722</text:p>
          </table:table-cell>
          <table:table-cell table:number-columns-repeated="4"/>
          <table:table-cell table:style-name="ce3" office:value-type="string">
            <text:p>?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70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70">
            <text:p>70</text:p>
          </table:table-cell>
          <table:table-cell office:value-type="string">
            <text:p>Stored</text:p>
          </table:table-cell>
          <table:table-cell office:value-type="string">
            <text:p>864/1-B20</text:p>
          </table:table-cell>
          <table:table-cell table:style-name="Default"/>
          <table:table-cell table:number-columns-repeated="2"/>
          <table:table-cell office:value-type="string">
            <text:p>0x7e00000026d3b7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71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table:style-name="Default" office:value-type="float" office:value="71">
            <text:p>71</text:p>
          </table:table-cell>
          <table:table-cell table:style-name="Default" office:value-type="string">
            <text:p>Installed</text:p>
          </table:table-cell>
          <table:table-cell table:style-name="Default" office:value-type="string">
            <text:p>152/R-002</text:p>
          </table:table-cell>
          <table:table-cell table:style-name="Default" office:value-type="string">
            <text:p>CFC-152-RLN4POW1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office:value-type="string">
            <text:p>EDA-01705-V4-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HCCBMIA___-CR000072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72">
            <text:p>72</text:p>
          </table:table-cell>
          <table:table-cell office:value-type="string">
            <text:p>Stored</text:p>
          </table:table-cell>
          <table:table-cell office:value-type="string">
            <text:p>864/1-B20</text:p>
          </table:table-cell>
          <table:table-cell table:style-name="Default"/>
          <table:table-cell table:number-columns-repeated="2"/>
          <table:table-cell office:value-type="string">
            <text:p>0x4600000026c939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73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73">
            <text:p>73</text:p>
          </table:table-cell>
          <table:table-cell office:value-type="string">
            <text:p>Installed</text:p>
          </table:table-cell>
          <table:table-cell office:value-type="string">
            <text:p>370/R-001</text:p>
          </table:table-cell>
          <table:table-cell office:value-type="string">
            <text:p>CFC-370-RPOW3</text:p>
          </table:table-cell>
          <table:table-cell office:value-type="float" office:value="1323766648">
            <text:p>1323766648</text:p>
          </table:table-cell>
          <table:table-cell/>
          <table:table-cell office:value-type="string">
            <text:p>0xbc00000026d8b1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74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74">
            <text:p>74</text:p>
          </table:table-cell>
          <table:table-cell office:value-type="string">
            <text:p>Installed</text:p>
          </table:table-cell>
          <table:table-cell office:value-type="string">
            <text:p>361/1-012</text:p>
          </table:table-cell>
          <table:table-cell office:value-type="string">
            <text:p>CFC-361-RPSBMPS</text:p>
          </table:table-cell>
          <table:table-cell office:value-type="float" office:value="1323766648">
            <text:p>1323766648</text:p>
          </table:table-cell>
          <table:table-cell/>
          <table:table-cell office:value-type="string">
            <text:p>0x4600000026c7a7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75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table:style-name="Default" office:value-type="float" office:value="75">
            <text:p>75</text:p>
          </table:table-cell>
          <table:table-cell office:value-type="string">
            <text:p>Installed</text:p>
          </table:table-cell>
          <table:table-cell office:value-type="string">
            <text:p>2010/1-001</text:p>
          </table:table-cell>
          <table:table-cell office:value-type="string">
            <text:p>CFC-2010-RPOW1</text:p>
          </table:table-cell>
          <table:table-cell table:number-columns-repeated="2"/>
          <table:table-cell table:style-name="Default"/>
          <table:table-cell table:number-columns-repeated="4"/>
          <table:table-cell office:value-type="string">
            <text:p>EDA-01705-V4-0</text:p>
          </table:table-cell>
          <table:table-cell table:style-name="Default" office:value-type="float" office:value="2.11">
            <text:p>2.1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76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76">
            <text:p>76</text:p>
          </table:table-cell>
          <table:table-cell office:value-type="string">
            <text:p>Installed</text:p>
          </table:table-cell>
          <table:table-cell office:value-type="string">
            <text:p>351/R-001</text:p>
          </table:table-cell>
          <table:table-cell office:value-type="string">
            <text:p>CFC-351-CGEN</text:p>
          </table:table-cell>
          <table:table-cell table:number-columns-repeated="2"/>
          <table:table-cell office:value-type="string">
            <text:p>0xcd00000026d47b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77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77">
            <text:p>77</text:p>
          </table:table-cell>
          <table:table-cell office:value-type="string">
            <text:p>Installed</text:p>
          </table:table-cell>
          <table:table-cell office:value-type="string">
            <text:p>355/R-005</text:p>
          </table:table-cell>
          <table:table-cell office:value-type="string">
            <text:p>CFC-355-RPSRING</text:p>
          </table:table-cell>
          <table:table-cell table:number-columns-repeated="2"/>
          <table:table-cell office:value-type="string">
            <text:p>0x8400000026cdb8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78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78">
            <text:p>78</text:p>
          </table:table-cell>
          <table:table-cell office:value-type="string">
            <text:p>Stored</text:p>
          </table:table-cell>
          <table:table-cell office:value-type="string">
            <text:p>864/1-B20</text:p>
          </table:table-cell>
          <table:table-cell table:style-name="Default"/>
          <table:table-cell table:number-columns-repeated="2"/>
          <table:table-cell office:value-type="string">
            <text:p>0xed00000026c87722</text:p>
          </table:table-cell>
          <table:table-cell table:number-columns-repeated="2"/>
          <table:table-cell table:style-name="ce2"/>
          <table:table-cell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79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79">
            <text:p>79</text:p>
          </table:table-cell>
          <table:table-cell office:value-type="string">
            <text:p>Installed</text:p>
          </table:table-cell>
          <table:table-cell office:value-type="string">
            <text:p>370/R-001</text:p>
          </table:table-cell>
          <table:table-cell office:value-type="string">
            <text:p>CFC-370-RPOW3</text:p>
          </table:table-cell>
          <table:table-cell table:number-columns-repeated="2"/>
          <table:table-cell office:value-type="string">
            <text:p>0xcf00000026be8f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80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80">
            <text:p>80</text:p>
          </table:table-cell>
          <table:table-cell office:value-type="string">
            <text:p>Installed</text:p>
          </table:table-cell>
          <table:table-cell office:value-type="string">
            <text:p>355/R-005</text:p>
          </table:table-cell>
          <table:table-cell office:value-type="string">
            <text:p>CFC-355-RPSRING</text:p>
          </table:table-cell>
          <table:table-cell table:number-columns-repeated="2"/>
          <table:table-cell office:value-type="string">
            <text:p>0x8e00000026c379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81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81">
            <text:p>81</text:p>
          </table:table-cell>
          <table:table-cell office:value-type="string">
            <text:p>Installed</text:p>
          </table:table-cell>
          <table:table-cell office:value-type="string">
            <text:p>251/R-007</text:p>
          </table:table-cell>
          <table:table-cell office:value-type="string">
            <text:p>CFC-251-RPSEASTHALL</text:p>
          </table:table-cell>
          <table:table-cell table:number-columns-repeated="2"/>
          <table:table-cell office:value-type="string">
            <text:p>0xeb00000026d8cb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82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82">
            <text:p>82</text:p>
          </table:table-cell>
          <table:table-cell office:value-type="string">
            <text:p>Installed</text:p>
          </table:table-cell>
          <table:table-cell office:value-type="string">
            <text:p>370/R-001</text:p>
          </table:table-cell>
          <table:table-cell office:value-type="string">
            <text:p>CFC-370-RPOW3</text:p>
          </table:table-cell>
          <table:table-cell table:number-columns-repeated="2"/>
          <table:table-cell office:value-type="string">
            <text:p>0x8800000026da14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83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83">
            <text:p>83</text:p>
          </table:table-cell>
          <table:table-cell office:value-type="string">
            <text:p>Installed</text:p>
          </table:table-cell>
          <table:table-cell office:value-type="string">
            <text:p>361/1-012</text:p>
          </table:table-cell>
          <table:table-cell office:value-type="string">
            <text:p>CFC-361-RPSBEJ</text:p>
          </table:table-cell>
          <table:table-cell table:number-columns-repeated="2"/>
          <table:table-cell office:value-type="string">
            <text:p>0x0500000026d5d8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84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84">
            <text:p>84</text:p>
          </table:table-cell>
          <table:table-cell office:value-type="string">
            <text:p>Installed</text:p>
          </table:table-cell>
          <table:table-cell office:value-type="string">
            <text:p>370/R-001</text:p>
          </table:table-cell>
          <table:table-cell office:value-type="string">
            <text:p>CFC-370-RPOW3</text:p>
          </table:table-cell>
          <table:table-cell table:number-columns-repeated="2"/>
          <table:table-cell office:value-type="string">
            <text:p>0x3f00000026ce5c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85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85">
            <text:p>85</text:p>
          </table:table-cell>
          <table:table-cell office:value-type="string">
            <text:p>Installed</text:p>
          </table:table-cell>
          <table:table-cell office:value-type="string">
            <text:p>2001/1-001</text:p>
          </table:table-cell>
          <table:table-cell office:value-type="string">
            <text:p>CFC-2001-RPOW1</text:p>
          </table:table-cell>
          <table:table-cell table:number-columns-repeated="2"/>
          <table:table-cell office:value-type="string">
            <text:p>0x5d00000026ce34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86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86">
            <text:p>86</text:p>
          </table:table-cell>
          <table:table-cell office:value-type="string">
            <text:p>Installed</text:p>
          </table:table-cell>
          <table:table-cell office:value-type="string">
            <text:p>193/S-F10</text:p>
          </table:table-cell>
          <table:table-cell office:value-type="string">
            <text:p>CFC-193-RPOW2</text:p>
          </table:table-cell>
          <table:table-cell office:value-type="float" office:value="1328712208">
            <text:p>1328712208</text:p>
          </table:table-cell>
          <table:table-cell/>
          <table:table-cell office:value-type="string">
            <text:p>0xb400000026cf3b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87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87">
            <text:p>87</text:p>
          </table:table-cell>
          <table:table-cell office:value-type="string">
            <text:p>Installed</text:p>
          </table:table-cell>
          <table:table-cell office:value-type="string">
            <text:p>361/1-012</text:p>
          </table:table-cell>
          <table:table-cell office:value-type="string">
            <text:p>CFC-361-RINRG</text:p>
          </table:table-cell>
          <table:table-cell table:number-columns-repeated="2"/>
          <table:table-cell office:value-type="string">
            <text:p>0xad00000026ce73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88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88">
            <text:p>88</text:p>
          </table:table-cell>
          <table:table-cell office:value-type="string">
            <text:p>Installed</text:p>
          </table:table-cell>
          <table:table-cell office:value-type="string">
            <text:p>251/R-007</text:p>
          </table:table-cell>
          <table:table-cell office:value-type="string">
            <text:p>CFC-251-RPSEASTHALL</text:p>
          </table:table-cell>
          <table:table-cell table:number-columns-repeated="2"/>
          <table:table-cell office:value-type="string">
            <text:p>0x9800000026c7b0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89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89">
            <text:p>89</text:p>
          </table:table-cell>
          <table:table-cell office:value-type="string">
            <text:p>Installed</text:p>
          </table:table-cell>
          <table:table-cell office:value-type="string">
            <text:p>355/R-005</text:p>
          </table:table-cell>
          <table:table-cell office:value-type="string">
            <text:p>CFC-355-RPSRING</text:p>
          </table:table-cell>
          <table:table-cell table:number-columns-repeated="2"/>
          <table:table-cell office:value-type="string">
            <text:p>0xce00000026c656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90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90">
            <text:p>90</text:p>
          </table:table-cell>
          <table:table-cell office:value-type="string">
            <text:p>Installed</text:p>
          </table:table-cell>
          <table:table-cell office:value-type="string">
            <text:p>361/1-012</text:p>
          </table:table-cell>
          <table:table-cell office:value-type="string">
            <text:p>CFC-361-RPSBEJ</text:p>
          </table:table-cell>
          <table:table-cell table:number-columns-repeated="2"/>
          <table:table-cell office:value-type="string">
            <text:p>0xfe00000026dac2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91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91">
            <text:p>91</text:p>
          </table:table-cell>
          <table:table-cell office:value-type="string">
            <text:p>For repair</text:p>
          </table:table-cell>
          <table:table-cell office:value-type="string">
            <text:p>864/1-A15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" office:value-type="string">
            <text:p>Matthieu CATTIN</text:p>
          </table:table-cell>
          <table:table-cell table:style-name="ce2"/>
          <table:table-cell office:value-type="string">
            <text:p>EDA-01705-V4-0</text:p>
          </table:table-cell>
          <table:table-cell table:style-name="Default"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92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92">
            <text:p>92</text:p>
          </table:table-cell>
          <table:table-cell office:value-type="string">
            <text:p>Installed</text:p>
          </table:table-cell>
          <table:table-cell office:value-type="string">
            <text:p>363/1-001</text:p>
          </table:table-cell>
          <table:table-cell office:value-type="string">
            <text:p>CFC-363-RLN2TRANSFER</text:p>
          </table:table-cell>
          <table:table-cell table:number-columns-repeated="2"/>
          <table:table-cell office:value-type="string">
            <text:p>0x4b00000026c235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93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93">
            <text:p>93</text:p>
          </table:table-cell>
          <table:table-cell office:value-type="string">
            <text:p>Installed</text:p>
          </table:table-cell>
          <table:table-cell office:value-type="string">
            <text:p>359/R-001</text:p>
          </table:table-cell>
          <table:table-cell office:value-type="string">
            <text:p>CFC-359-ARFPOW</text:p>
          </table:table-cell>
          <table:table-cell table:number-columns-repeated="2"/>
          <table:table-cell office:value-type="string">
            <text:p>0x9200000026c38b22</text:p>
          </table:table-cell>
          <table:table-cell table:number-columns-repeated="2"/>
          <table:table-cell table:style-name="ce1" office:value-type="string">
            <text:p>Michael JAUSSI</text:p>
          </table:table-cell>
          <table:table-cell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94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94">
            <text:p>94</text:p>
          </table:table-cell>
          <table:table-cell office:value-type="string">
            <text:p>Installed</text:p>
          </table:table-cell>
          <table:table-cell office:value-type="string">
            <text:p>361/1-012</text:p>
          </table:table-cell>
          <table:table-cell office:value-type="string">
            <text:p>CFC-361-RPSBEJ</text:p>
          </table:table-cell>
          <table:table-cell table:number-columns-repeated="2"/>
          <table:table-cell office:value-type="string">
            <text:p>0xba00000026ddf9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95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95">
            <text:p>95</text:p>
          </table:table-cell>
          <table:table-cell office:value-type="string">
            <text:p>Installed</text:p>
          </table:table-cell>
          <table:table-cell office:value-type="string">
            <text:p>354/R-003</text:p>
          </table:table-cell>
          <table:table-cell office:value-type="string">
            <text:p>CFC-354-RPSFT16</text:p>
          </table:table-cell>
          <table:table-cell table:number-columns-repeated="2"/>
          <table:table-cell office:value-type="string">
            <text:p>0xc100000026c2ce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96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96">
            <text:p>96</text:p>
          </table:table-cell>
          <table:table-cell office:value-type="string">
            <text:p>Installed</text:p>
          </table:table-cell>
          <table:table-cell office:value-type="string">
            <text:p>263/1-001</text:p>
          </table:table-cell>
          <table:table-cell office:value-type="string">
            <text:p>CFC-263-RPSEASTAREA</text:p>
          </table:table-cell>
          <table:table-cell table:number-columns-repeated="2"/>
          <table:table-cell office:value-type="string">
            <text:p>0x1f00000026c2d9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97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97">
            <text:p>97</text:p>
          </table:table-cell>
          <table:table-cell office:value-type="string">
            <text:p>Stored</text:p>
          </table:table-cell>
          <table:table-cell office:value-type="string">
            <text:p>864/1-B20</text:p>
          </table:table-cell>
          <table:table-cell table:style-name="Default"/>
          <table:table-cell table:number-columns-repeated="2"/>
          <table:table-cell office:value-type="string">
            <text:p>0x8f00000026d52322</text:p>
          </table:table-cell>
          <table:table-cell table:number-columns-repeated="2"/>
          <table:table-cell table:style-name="ce2"/>
          <table:table-cell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098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table:style-name="Default" office:value-type="float" office:value="98">
            <text:p>98</text:p>
          </table:table-cell>
          <table:table-cell table:style-name="ce3" office:value-type="string">
            <text:p>Installed</text:p>
          </table:table-cell>
          <table:table-cell table:style-name="ce3"/>
          <table:table-cell table:style-name="Default"/>
          <table:table-cell office:value-type="float" office:value="1319526621">
            <text:p>1319526621</text:p>
          </table:table-cell>
          <table:table-cell/>
          <table:table-cell table:style-name="Default"/>
          <table:table-cell table:number-columns-repeated="2"/>
          <table:table-cell table:style-name="ce3" office:value-type="string">
            <text:p>PACE Marine</text:p>
          </table:table-cell>
          <table:table-cell/>
          <table:table-cell table:style-name="Default" office:value-type="string">
            <text:p>EDA-01705-V4-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HCCBMIA___-CR000099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99">
            <text:p>99</text:p>
          </table:table-cell>
          <table:table-cell office:value-type="string">
            <text:p>Installed</text:p>
          </table:table-cell>
          <table:table-cell office:value-type="string">
            <text:p>864/1-A13</text:p>
          </table:table-cell>
          <table:table-cell office:value-type="string">
            <text:p>CFC-864-CDV4</text:p>
          </table:table-cell>
          <table:table-cell table:number-columns-repeated="2"/>
          <table:table-cell office:value-type="string">
            <text:p>0x6a00000026dfa522</text:p>
          </table:table-cell>
          <table:table-cell table:number-columns-repeated="2"/>
          <table:table-cell table:style-name="ce1" office:value-type="string">
            <text:p>Matthieu CATTIN</text:p>
          </table:table-cell>
          <table:table-cell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100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100">
            <text:p>100</text:p>
          </table:table-cell>
          <table:table-cell office:value-type="string">
            <text:p>Installed</text:p>
          </table:table-cell>
          <table:table-cell office:value-type="string">
            <text:p>363/1-001</text:p>
          </table:table-cell>
          <table:table-cell office:value-type="string">
            <text:p>CFC-363-CGEN</text:p>
          </table:table-cell>
          <table:table-cell office:value-type="float" office:value="1319526621">
            <text:p>1319526621</text:p>
          </table:table-cell>
          <table:table-cell/>
          <table:table-cell office:value-type="string">
            <text:p>0x7e00000026cda0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101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101">
            <text:p>101</text:p>
          </table:table-cell>
          <table:table-cell office:value-type="string">
            <text:p>Stored</text:p>
          </table:table-cell>
          <table:table-cell office:value-type="string">
            <text:p>864/1-B20</text:p>
          </table:table-cell>
          <table:table-cell table:style-name="Default"/>
          <table:table-cell table:number-columns-repeated="2"/>
          <table:table-cell office:value-type="string">
            <text:p>0xe500000026c0f3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102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102">
            <text:p>102</text:p>
          </table:table-cell>
          <table:table-cell office:value-type="string">
            <text:p>Installed</text:p>
          </table:table-cell>
          <table:table-cell office:value-type="string">
            <text:p>366/R-001</text:p>
          </table:table-cell>
          <table:table-cell office:value-type="string">
            <text:p>CFC-366-RPOW4</text:p>
          </table:table-cell>
          <table:table-cell table:number-columns-repeated="2"/>
          <table:table-cell office:value-type="string">
            <text:p>0x0500000026d974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103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103">
            <text:p>103</text:p>
          </table:table-cell>
          <table:table-cell office:value-type="string">
            <text:p>Installed</text:p>
          </table:table-cell>
          <table:table-cell office:value-type="string">
            <text:p>355/R-005</text:p>
          </table:table-cell>
          <table:table-cell office:value-type="string">
            <text:p>CFC-355-RPSRING</text:p>
          </table:table-cell>
          <table:table-cell table:number-columns-repeated="2"/>
          <table:table-cell office:value-type="string">
            <text:p>0x2700000026c224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104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104">
            <text:p>104</text:p>
          </table:table-cell>
          <table:table-cell office:value-type="string">
            <text:p>Stored</text:p>
          </table:table-cell>
          <table:table-cell office:value-type="string">
            <text:p>864/1-B20</text:p>
          </table:table-cell>
          <table:table-cell table:style-name="Default"/>
          <table:table-cell table:number-columns-repeated="2"/>
          <table:table-cell office:value-type="string">
            <text:p>0x0d00000026da13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105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105">
            <text:p>105</text:p>
          </table:table-cell>
          <table:table-cell office:value-type="string">
            <text:p>Installed</text:p>
          </table:table-cell>
          <table:table-cell office:value-type="string">
            <text:p>363/1-001</text:p>
          </table:table-cell>
          <table:table-cell office:value-type="string">
            <text:p>CFC-363-RLN2TRANSFER</text:p>
          </table:table-cell>
          <table:table-cell table:number-columns-repeated="2"/>
          <table:table-cell office:value-type="string">
            <text:p>0xd200000026d8b3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106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106">
            <text:p>106</text:p>
          </table:table-cell>
          <table:table-cell office:value-type="string">
            <text:p>Installed</text:p>
          </table:table-cell>
          <table:table-cell office:value-type="string">
            <text:p>250/R-001</text:p>
          </table:table-cell>
          <table:table-cell office:value-type="string">
            <text:p>CFC-250-RPOW</text:p>
          </table:table-cell>
          <table:table-cell table:number-columns-repeated="2"/>
          <table:table-cell office:value-type="string">
            <text:p>0xde00000026de8f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107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107">
            <text:p>107</text:p>
          </table:table-cell>
          <table:table-cell office:value-type="string">
            <text:p>Installed</text:p>
          </table:table-cell>
          <table:table-cell office:value-type="string">
            <text:p>366/R-001</text:p>
          </table:table-cell>
          <table:table-cell office:value-type="string">
            <text:p>CFC-366-RPOW4</text:p>
          </table:table-cell>
          <table:table-cell table:number-columns-repeated="2"/>
          <table:table-cell office:value-type="string">
            <text:p>0xd200000026c0f2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108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108">
            <text:p>108</text:p>
          </table:table-cell>
          <table:table-cell office:value-type="string">
            <text:p>Installed</text:p>
          </table:table-cell>
          <table:table-cell office:value-type="string">
            <text:p>363/1-001</text:p>
          </table:table-cell>
          <table:table-cell office:value-type="string">
            <text:p>CFC-363-RLINAC2</text:p>
          </table:table-cell>
          <table:table-cell table:number-columns-repeated="2"/>
          <table:table-cell office:value-type="string">
            <text:p>0xef00000026c864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109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table:style-name="Default" office:value-type="float" office:value="109">
            <text:p>109</text:p>
          </table:table-cell>
          <table:table-cell table:style-name="ce3" office:value-type="string">
            <text:p>Stored</text:p>
          </table:table-cell>
          <table:table-cell table:style-name="ce3" office:value-type="string">
            <text:p>864/1-B20</text:p>
          </table:table-cell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 office:value-type="string">
            <text:p>EDA-01705-V4-0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HCCBMIA___-CR000110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110">
            <text:p>110</text:p>
          </table:table-cell>
          <table:table-cell office:value-type="string">
            <text:p>Installed</text:p>
          </table:table-cell>
          <table:table-cell office:value-type="string">
            <text:p>2001/1-001</text:p>
          </table:table-cell>
          <table:table-cell office:value-type="string">
            <text:p>CFC-2001-RPOW1</text:p>
          </table:table-cell>
          <table:table-cell table:number-columns-repeated="2"/>
          <table:table-cell office:value-type="string">
            <text:p>0x6e00000026c7c2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111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111">
            <text:p>111</text:p>
          </table:table-cell>
          <table:table-cell office:value-type="string">
            <text:p>Installed</text:p>
          </table:table-cell>
          <table:table-cell office:value-type="string">
            <text:p>2001/1-001</text:p>
          </table:table-cell>
          <table:table-cell office:value-type="string">
            <text:p>CFC-2001-RPOW1</text:p>
          </table:table-cell>
          <table:table-cell table:number-columns-repeated="2"/>
          <table:table-cell office:value-type="string">
            <text:p>0x1100000026de85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112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112">
            <text:p>112</text:p>
          </table:table-cell>
          <table:table-cell office:value-type="string">
            <text:p>Installed</text:p>
          </table:table-cell>
          <table:table-cell office:value-type="string">
            <text:p>359/R-001</text:p>
          </table:table-cell>
          <table:table-cell office:value-type="string">
            <text:p>CFC-359-ARFPOW</text:p>
          </table:table-cell>
          <table:table-cell table:number-columns-repeated="2"/>
          <table:table-cell office:value-type="string">
            <text:p>0x0a00000026ddec22</text:p>
          </table:table-cell>
          <table:table-cell table:number-columns-repeated="2"/>
          <table:table-cell table:style-name="ce1" office:value-type="string">
            <text:p>Michael JAUSSI</text:p>
          </table:table-cell>
          <table:table-cell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113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113">
            <text:p>113</text:p>
          </table:table-cell>
          <table:table-cell office:value-type="string">
            <text:p>Installed</text:p>
          </table:table-cell>
          <table:table-cell office:value-type="string">
            <text:p>2001/1-001</text:p>
          </table:table-cell>
          <table:table-cell office:value-type="string">
            <text:p>CFC-2001-RPOW1</text:p>
          </table:table-cell>
          <table:table-cell table:number-columns-repeated="2"/>
          <table:table-cell office:value-type="string">
            <text:p>0x6900000026d39f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114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114">
            <text:p>114</text:p>
          </table:table-cell>
          <table:table-cell office:value-type="string">
            <text:p>Installed</text:p>
          </table:table-cell>
          <table:table-cell office:value-type="string">
            <text:p>251/R-007</text:p>
          </table:table-cell>
          <table:table-cell office:value-type="string">
            <text:p>CFC-251-RPSEASTHALL</text:p>
          </table:table-cell>
          <table:table-cell table:number-columns-repeated="2"/>
          <table:table-cell office:value-type="string">
            <text:p>0x8700000026cc37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115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115">
            <text:p>115</text:p>
          </table:table-cell>
          <table:table-cell office:value-type="string">
            <text:p>For repair</text:p>
          </table:table-cell>
          <table:table-cell office:value-type="string">
            <text:p>864/1-A15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1" office:value-type="string">
            <text:p>Matthieu CATTIN</text:p>
          </table:table-cell>
          <table:table-cell/>
          <table:table-cell office:value-type="string">
            <text:p>EDA-01705-V4-0</text:p>
          </table:table-cell>
          <table:table-cell table:style-name="Default" office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CCBMIA___-CR000116</text:p>
          </table:table-cell>
          <table:table-cell office:value-type="string">
            <text:p>MIL1553 PCI Card</text:p>
          </table:table-cell>
          <table:table-cell office:value-type="string">
            <text:p>CERN</text:p>
          </table:table-cell>
          <table:table-cell office:value-type="float" office:value="116">
            <text:p>116</text:p>
          </table:table-cell>
          <table:table-cell office:value-type="string">
            <text:p>Installed</text:p>
          </table:table-cell>
          <table:table-cell office:value-type="string">
            <text:p>363/1-001</text:p>
          </table:table-cell>
          <table:table-cell office:value-type="string">
            <text:p>CFC-363-RLN2TRANSFER</text:p>
          </table:table-cell>
          <table:table-cell table:number-columns-repeated="2"/>
          <table:table-cell office:value-type="string">
            <text:p>0x9300000026d97d22</text:p>
          </table:table-cell>
          <table:table-cell table:number-columns-repeated="4"/>
          <table:table-cell office:value-type="string">
            <text:p>EDA-01705-V4-0</text:p>
          </table:table-cell>
          <table:table-cell office:value-type="float" office:value="2.13">
            <text:p>2.13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 table:number-columns-repeated="4"/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office:value-type="string">
            <text:p>Not manuf.</text:p>
          </table:table-cell>
          <table:table-cell table:style-name="Default" table:formula="of:=COUNTIF([.F4:.F119];&quot;&lt;&gt;Manufacturing&quot;)" office:value-type="float" office:value="112">
            <text:p>112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office:value-type="string">
            <text:p>EDA-01705-V2-0</text:p>
          </table:table-cell>
          <table:table-cell table:style-name="Default" table:formula="of:=COUNTIF([.P4:.P119];&quot;=EDA-01705-V2-0&quot;)" office:value-type="float" office:value="12">
            <text:p>12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"/>
          <table:table-cell table:style-name="Default"/>
          <table:table-cell table:number-columns-repeated="3"/>
          <table:table-cell office:value-type="string">
            <text:p>EDA-01705-V3-0</text:p>
          </table:table-cell>
          <table:table-cell table:style-name="Default" table:formula="of:=COUNTIF([.P4:.P119];&quot;=EDA-01705-V3-0&quot;)" office:value-type="float" office:value="46">
            <text:p>46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 office:value-type="string">
            <text:p>Stored</text:p>
          </table:table-cell>
          <table:table-cell table:style-name="Default" table:formula="of:=COUNTIF([.$F$4:.$F$119];&quot;=Stored&quot;)" office:value-type="float" office:value="25">
            <text:p>25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office:value-type="string">
            <text:p>EDA-01705-V4-0</text:p>
          </table:table-cell>
          <table:table-cell table:style-name="Default" table:formula="of:=COUNTIF([.P4:.P119];&quot;=EDA-01705-V4-0&quot;)" office:value-type="float" office:value="47">
            <text:p>47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 office:value-type="string">
            <text:p>For repair</text:p>
          </table:table-cell>
          <table:table-cell table:style-name="Default" table:formula="of:=COUNTIF([.$F$4:.$F$119];&quot;=For repair&quot;)" office:value-type="float" office:value="5">
            <text:p>5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office:value-type="string">
            <text:p>Installed</text:p>
          </table:table-cell>
          <table:table-cell table:style-name="Default" table:formula="of:=COUNTIF([.$F$4:.$F$119];&quot;=Installed&quot;)" office:value-type="float" office:value="82">
            <text:p>82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office:value-type="string">
            <text:p>TOTAL</text:p>
          </table:table-cell>
          <table:table-cell table:style-name="Default" table:formula="of:=SUM([.P122:.P124])" office:value-type="float" office:value="105">
            <text:p>105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4"/>
          <table:table-cell table:style-name="Default" office:value-type="string">
            <text:p>TOTAL</text:p>
          </table:table-cell>
          <table:table-cell table:style-name="Default" table:formula="of:=SUM([.F124:.F126])" office:value-type="float" office:value="112">
            <text:p>112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4/16/2014</text:date>, <text:time>14:4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04-16T14:41:00</dc:date>
    <dc:creator>Matthieu Cattin</dc:creator>
    <meta:generator>OpenOffice.org/3.2$Linux OpenOffice.org_project/320m12$Build-9483</meta:generator>
    <meta:editing-duration>PT738H42M57S</meta:editing-duration>
    <meta:editing-cycles>107</meta:editing-cycles>
    <meta:document-statistic meta:table-count="1" meta:cell-count="1168" meta:object-count="0"/>
  </office:meta>
</office:document-meta>
</file>